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 table:number-rows-repeated="104847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03:51:09.4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4T03:52:54.940000000</dc:date>
    <meta:editing-duration>P3DT3H18M16S</meta:editing-duration>
    <meta:editing-cycles>1161</meta:editing-cycles>
    <meta:document-statistic meta:table-count="2" meta:cell-count="3871" meta:object-count="0"/>
    <meta:user-defined meta:name="qrichtext">1</meta:user-defined>
  </office:meta>
</office:document-meta>
</file>